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e2586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0.514cm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674cm" fo:min-width="0.684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.674cm" fo:min-width="1.751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.674cm" fo:min-width="1.737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6cm" svg:stroke-color="#000000" draw:marker-start="msArrowOpenEnd_20_5" draw:marker-start-width="0.39cm" draw:marker-start-center="false" draw:marker-end-width="0.275cm" draw:stroke-linejoin="miter" draw:fill="none" draw:fill-color="#ffffff" draw:textarea-horizontal-align="left" draw:textarea-vertical-align="middle" draw:auto-grow-height="false" fo:padding-top="0.155cm" fo:padding-bottom="0.155cm" fo:padding-left="0.275cm" fo:padding-right="0.275cm" fo:wrap-option="wrap" draw:shadow="hidden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0.243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728a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.508cm" fo:min-width="0.243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0.235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0.235cm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0.235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0.235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width="0.203cm" svg:stroke-color="#000000" draw:marker-start-width="0.503cm" draw:marker-end-width="0.503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text:enable-numbering="false" fo:text-indent="0cm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Symbo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25% 58%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family="Symbol" style:font-family-generic="modern" style:font-pitch="variable" style:font-charset="x-symbol" fo:font-size="14pt" style:font-size-asian="14pt" style:font-size-complex="14pt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Symbol" style:font-family-generic="modern" style:font-pitch="variable" style:font-charset="x-symbol" fo:font-size="12pt" style:font-size-asian="12pt" style:font-size-complex="12pt"/>
    </style:style>
    <style:style style:name="T9" style:family="text">
      <style:text-properties fo:font-family="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  <text:list-style style:name="L3">
      <text:list-level-style-bullet text:level="1" text:bullet-char="">
        <style:text-properties fo:font-family="Symbol" style:font-family-generic="moder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481cm" svg:height="1.482cm" svg:x="1.432cm" svg:y="1.925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1.482cm" svg:height="1.482cm" svg:x="4.395cm" svg:y="1.925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1.481cm" svg:height="1.482cm" svg:x="5.877cm" svg:y="1.925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1.027cm" svg:height="0.853cm" svg:x="1.646cm" svg:y="0.991cm">
          <text:p text:style-name="P2"><text:span text:style-name="T1">2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196cm" svg:height="0.934cm" svg:x="5.466cm" svg:y="0.991cm">
          <text:p text:style-name="P2"><text:span text:style-name="T1">2</text:span><text:span text:style-name="T2">p</text:span><text:span text:style-name="T3">z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623cm" svg:height="0.934cm" svg:x="10.799cm" svg:y="0.986cm">
          <text:p text:style-name="P2"><text:span text:style-name="T1">“</text:span><text:span text:style-name="T1">2</text:span><text:span text:style-name="T2">s</text:span><text:span text:style-name="T1"> + 2</text:span><text:span text:style-name="T2">p</text:span><text:span text:style-name="T3">z</text:span><text:span text:style-name="T4">”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02cm" svg:height="0.949cm" svg:x="15.246cm" svg:y="0.999cm">
          <text:p text:style-name="P2"><text:span text:style-name="T4">”</text:span><text:span text:style-name="T1">2</text:span><text:span text:style-name="T2">s</text:span><text:span text:style-name="T1"> </text:span><text:span text:style-name="T5"></text:span><text:span text:style-name="T1"> 2</text:span><text:span text:style-name="T2">p</text:span><text:span text:style-name="T3">z</text:span><text:span text:style-name="T4">”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0.745cm" svg:y1="3.738cm" svg:x2="17.307cm" svg:y2="3.738cm">
          <text:p text:style-name="P7"/>
        </draw:line>
        <draw:custom-shape draw:style-name="gr8" draw:text-style-name="P3" draw:layer="layout" svg:width="1.806cm" svg:height="0.853cm" svg:x="13.378cm" svg:y="3.649cm">
          <text:p text:style-name="P2"><text:span text:style-name="T2">z</text:span><text:span text:style-name="T6">-axi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58cm" svg:height="0.97cm" svg:x="12.65cm" svg:y="2.15cm">
          <text:p text:style-name="P7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1" draw:text-style-name="P1" draw:layer="layout" svg:width="1.693cm" svg:height="1.605cm" svg:x="10.949cm" svg:y="1.833cm">
          <text:p text:style-name="P7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9" draw:text-style-name="P1" draw:layer="layout" svg:width="0.423cm" svg:height="3.175cm" svg:x="18.365cm" svg:y="1.18cm">
          <text:p text:style-name="P7"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424cm" svg:height="3.175cm" svg:x="9.898cm" svg:y="1.18cm">
          <text:p text:style-name="P7"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752cm" svg:height="0.768cm" svg:x="18.218cm" svg:y="2.121cm">
          <text:p text:style-name="P2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752cm" svg:height="0.768cm" svg:x="18.218cm" svg:y="3.44cm">
          <text:p text:style-name="P2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752cm" svg:height="0.768cm" svg:x="18.218cm" svg:y="2.813cm">
          <text:p text:style-name="P2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752cm" svg:height="0.768cm" svg:x="18.218cm" svg:y="1.42cm">
          <text:p text:style-name="P2"><text:span text:style-name="T7">+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735cm" svg:height="0.816cm" svg:x="9.749cm" svg:y="2.097cm">
          <text:p text:style-name="P5"><text:span text:style-name="T8">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735cm" svg:height="0.816cm" svg:x="9.749cm" svg:y="3.416cm">
          <text:p text:style-name="P5"><text:span text:style-name="T8">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735cm" svg:height="0.816cm" svg:x="9.749cm" svg:y="2.789cm">
          <text:p text:style-name="P5"><text:span text:style-name="T8">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735cm" svg:height="0.816cm" svg:x="9.749cm" svg:y="1.396cm">
          <text:p text:style-name="P5"><text:span text:style-name="T8"></text:span></text:p>
          <draw:enhanced-geometry svg:viewBox="0 0 21600 21600" draw:type="rectangle" draw:enhanced-path="M 0 0 L 21600 0 21600 21600 0 21600 0 0 Z N"/>
        </draw:custom-shape>
        <draw:frame draw:style-name="gr16" draw:layer="layout" svg:width="0.87cm" svg:height="0.962cm" svg:x="12.784cm" svg:y="2.182cm">
          <draw:text-box>
            <text:p text:style-name="P7">+</text:p>
          </draw:text-box>
        </draw:frame>
        <draw:frame draw:style-name="gr16" draw:layer="layout" svg:width="0.87cm" svg:height="0.962cm" svg:x="6.233cm" svg:y="2.202cm">
          <draw:text-box>
            <text:p text:style-name="P7">+</text:p>
          </draw:text-box>
        </draw:frame>
        <draw:frame draw:style-name="gr16" draw:text-style-name="P8" draw:layer="layout" svg:width="0.849cm" svg:height="1.081cm" svg:x="4.734cm" svg:y="2.072cm">
          <draw:text-box>
            <text:p text:style-name="P7"><text:span text:style-name="T9">-</text:span></text:p>
          </draw:text-box>
        </draw:frame>
        <draw:frame draw:style-name="gr16" draw:text-style-name="P8" draw:layer="layout" svg:width="0.849cm" svg:height="1.081cm" svg:x="1.784cm" svg:y="2.073cm">
          <draw:text-box>
            <text:p text:style-name="P7"><text:span text:style-name="T9">-</text:span></text:p>
          </draw:text-box>
        </draw:frame>
        <draw:frame draw:style-name="gr16" draw:text-style-name="P8" draw:layer="layout" svg:width="0.849cm" svg:height="1.081cm" svg:x="11.4cm" svg:y="2.059cm">
          <draw:text-box>
            <text:p text:style-name="P7"><text:span text:style-name="T9">-</text:span></text:p>
          </draw:text-box>
        </draw:frame>
        <draw:frame draw:style-name="gr17" draw:text-style-name="P7" draw:layer="layout" svg:width="4.837cm" svg:height="0.962cm" svg:x="2.379cm" svg:y="4.251cm">
          <draw:text-box>
            <text:p text:style-name="P7">No electric field</text:p>
          </draw:text-box>
        </draw:frame>
        <draw:frame draw:style-name="gr17" draw:text-style-name="P7" draw:layer="layout" svg:width="6.213cm" svg:height="0.962cm" svg:x="11.471cm" svg:y="4.251cm">
          <draw:text-box>
            <text:p text:style-name="P7">Electric field present</text:p>
          </draw:text-box>
        </draw:frame>
        <draw:custom-shape draw:style-name="gr1" draw:text-style-name="P1" draw:layer="layout" svg:width="1.693cm" svg:height="1.605cm" svg:x="16.05cm" svg:y="1.834cm">
          <text:p text:style-name="P7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frame draw:style-name="gr16" draw:text-style-name="P8" draw:layer="layout" svg:width="0.849cm" svg:height="1.081cm" svg:x="16.501cm" svg:y="2.06cm">
          <draw:text-box>
            <text:p text:style-name="P7"><text:span text:style-name="T9">-</text:span></text:p>
          </draw:text-box>
        </draw:frame>
        <draw:custom-shape draw:style-name="gr2" draw:text-style-name="P1" draw:layer="layout" svg:width="1.058cm" svg:height="0.97cm" svg:x="14.995cm" svg:y="2.15cm">
          <text:p text:style-name="P7"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frame draw:style-name="gr16" draw:layer="layout" svg:width="0.87cm" svg:height="0.962cm" svg:x="15.129cm" svg:y="2.182cm">
          <draw:text-box>
            <text:p text:style-name="P7">+</text:p>
          </draw:text-box>
        </draw:frame>
        <draw:frame draw:style-name="gr16" draw:layer="layout" svg:width="1.45cm" svg:height="0.962cm" svg:x="13.624cm" svg:y="1.224cm">
          <draw:text-box>
            <text:p text:style-name="P7">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7-05-16T21:57:46</meta:creation-date>
    <dc:creator>Jussi Eloranta</dc:creator>
    <dc:date>2008-03-06T14:09:16</dc:date>
    <meta:editing-cycles>18</meta:editing-cycles>
    <meta:editing-duration>PT37M4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